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2pt" style:font-name-asian="Monospace" style:font-size-asian="12pt" style:font-name-complex="Monospace" style:font-size-complex="12pt"/>
    </style:style>
    <style:style style:name="P2" style:family="paragraph" style:parent-style-name="Standard">
      <style:paragraph-properties fo:text-align="start" style:justify-single-word="false"/>
      <style:text-properties style:font-name="Times New Roman" fo:font-size="12pt" style:text-underline-style="solid" style:text-underline-width="auto" style:text-underline-color="font-color" style:font-name-asian="Monospace" style:font-size-asian="12pt" style:font-name-complex="Monospace" style:font-size-complex="12pt"/>
    </style:style>
    <style:style style:name="P3" style:family="paragraph" style:parent-style-name="Standard">
      <style:paragraph-properties fo:text-align="center" style:justify-single-word="false"/>
      <style:text-properties style:font-name="Times New Roman" fo:font-size="12pt" fo:font-style="normal" style:font-size-asian="12pt" style:font-style-asian="normal" style:font-size-complex="12pt" style:font-style-complex="normal"/>
    </style:style>
    <style:style style:name="P4"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font-name-asian="Monospace" style:font-size-asian="12pt" style:font-name-complex="Monospace" style:font-size-complex="12pt"/>
    </style:style>
    <style:style style:name="T1" style:family="text">
      <style:text-properties fo:color="#000000" style:font-name="Monospace" fo:font-size="10pt" style:font-name-asian="Monospace" style:font-size-asian="10pt" style:font-name-complex="Monospace" style:font-size-complex="10pt"/>
    </style:style>
    <style:style style:name="T2" style:family="text">
      <style:text-properties fo:color="#000000" fo:font-size="10pt" style:font-name-asian="Monospace" style:font-size-asian="10pt" style:font-name-complex="Monospace" style:font-size-complex="10pt"/>
    </style:style>
    <style:style style:name="T3" style:family="text">
      <style:text-properties fo:color="#000000" style:font-name-asian="Monospace" style:font-name-complex="Monospac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nnexe au compte rendu d’activités</text:p>
      <text:p text:style-name="P4">de Michaël Ory</text:p>
      <text:p text:style-name="P4">du 2/12/2013 au 31/12/2013</text:p>
      <text:p text:style-name="P3"/>
      <text:p text:style-name="P3"/>
      <text:p text:style-name="P3"/>
      <text:p text:style-name="P2">Garbage Collector</text:p>
      <text:p text:style-name="P1">Rappel :</text:p>
      <text:p text:style-name="P1">Il est important de conserver la référence d'un Generic supprimé par une personne afin d'éviter qu'une autre personne se retrouve dans le cas d'une lecture sale. C'est pour cela que jusqu'à présent le Generic « supprimé » n'était pas supprimé, seul un timestamp de mort était positionné.</text:p>
      <text:p text:style-name="P1"/>
      <text:p text:style-name="P1">Conception et implémentation du « garbage collector » :</text:p>
      <text:p text:style-name="P1">Cette solution était transitoire, en effet si aucun Generic n'est réellement supprimé, nous aurons des problèmes de mémoires.</text:p>
      <text:p text:style-name="P1">En plus du positionnement du timestamp de mort, le Generic « supprimé » est placé dans une list. Un thread passe régulièrement afin de supprimer tout les Generic dont le timestamp de mort dépasse le timeout de conservation.</text:p>
      <text:p text:style-name="P1"/>
      <text:p text:style-name="P2">Persistance et Sérialisation</text:p>
      <text:p text:style-name="P1">Refactorisation de la persistance et de la sérialisation. Mise en place d'une classe AbstractWriter spécialisé par SerializableWriter, ZipWriter et de <text:span text:style-name="T3">AbstractLoader spécialisé par SerializableLoader et ZipLoader. Les spécialisations ont la responsabilité de la ressource (sérialisation ou fichier zip) et les classes abstraites écrivent et lisent dans les ressources.</text:span></text:p>
      <text:p text:style-name="P1"/>
      <text:p text:style-name="P1">Résolution de la récupération du BeanManager :</text:p>
      <text:p text:style-name="P1">Selon que nous sommes en test unitaire ou </text:p>
      <text:p text:style-name="P1"/>
      <text:p text:style-name="P1"/>
      <text:p text:style-name="P1">Refactorisation de l'interface Type et mise à niveau de la javadoc.</text:p>
      <text:p text:style-name="P1"/>
      <text:p text:style-name="P1"/>
      <text:p text:style-name="P1">rm CDIExtension from resource file</text:p>
      <text:p text:style-name="P1"/>
      <text:p text:style-name="P1">test value inheritance</text:p>
      <text:p text:style-name="P1"/>
      <text:p text:style-name="P1">fix setRoot</text:p>
      <text:p text:style-name="P1"/>
      <text:p text:style-name="P1">Change noinheritance implementation and fix multiinheritance attribute</text:p>
      <text:p text:style-name="P5">problem</text:p>
      <text:p text:style-name="P5"/>
      <text:p text:style-name="P5">new constraint/system property implementation</text:p>
      <text:p text:style-name="P5"/>
      <text:p text:style-name="P5">key and value should not extend</text:p>
      <text:p text:style-name="P5"/>
      <text:p text:style-name="P5">clean map</text:p>
      <text:p text:style-name="P5"/>
      <text:p text:style-name="P5">fix noInheritance issue</text:p>
      <text:p text:style-name="P5"/>
      <text:p text:style-name="P5">refactor constra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Line_20_Arrow" draw:display-name="Line Arrow" svg:viewBox="0 0 1122 2243" svg:d="m0 2108v17 17l12 42 30 34 38 21 43 4 29-8 30-21 25-26 13-34 343-1532 339 1520 13 42 29 34 39 21 42 4 42-12 34-30 21-42v-39-12l-4 4-440-1998-9-42-25-39-38-25-43-8-42 8-38 25-26 39-8 42z"/>
    <draw:stroke-dash draw:name="Dashed_20__28_var_29_" draw:display-name="Dashed (var)" draw:style="rect" draw:dots1="1" draw:dots1-length="197%" draw:distance="127%"/>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73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8T11:24:46</meta:creation-date>
    <dc:date>2014-01-10T18:24:48</dc:date>
    <meta:editing-duration>P11DT6H1M8S</meta:editing-duration>
    <meta:editing-cycles>165</meta:editing-cycles>
    <meta:generator>LibreOffice/3.5$Linux_X86_64 LibreOffice_project/350m1$Build-2</meta:generator>
    <meta:print-date>2013-12-19T10:53:33</meta:print-date>
    <meta:document-statistic meta:table-count="0" meta:image-count="0" meta:object-count="0" meta:page-count="1" meta:paragraph-count="24" meta:word-count="240" meta:character-count="1611" meta:non-whitespace-character-count="1394"/>
  </office:meta>
</office:document-meta>
</file>